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2266" officeooo:paragraph-rsid="00152266"/>
    </style:style>
    <style:style style:name="P2" style:family="paragraph" style:parent-style-name="Standard">
      <style:text-properties officeooo:rsid="0015b359" officeooo:paragraph-rsid="0015b359"/>
    </style:style>
    <style:style style:name="P3" style:family="paragraph" style:parent-style-name="Standard">
      <style:text-properties fo:font-style="normal" officeooo:rsid="0016da00" officeooo:paragraph-rsid="0016da00" style:font-style-asian="normal" style:font-style-complex="normal"/>
    </style:style>
    <style:style style:name="P4" style:family="paragraph" style:parent-style-name="Standard">
      <style:text-properties fo:font-style="normal" officeooo:rsid="001d060a" officeooo:paragraph-rsid="001d060a" style:font-style-asian="normal" style:font-style-complex="normal"/>
    </style:style>
    <style:style style:name="P5" style:family="paragraph" style:parent-style-name="Standard">
      <style:text-properties fo:font-style="normal" officeooo:rsid="001ff65e" officeooo:paragraph-rsid="001ff65e" style:font-style-asian="normal" style:font-style-complex="normal"/>
    </style:style>
    <style:style style:name="P6" style:family="paragraph" style:parent-style-name="Standard">
      <style:text-properties fo:font-style="normal" officeooo:rsid="0022653f" officeooo:paragraph-rsid="0022653f" style:font-style-asian="normal" style:font-style-complex="normal"/>
    </style:style>
    <style:style style:name="P7" style:family="paragraph" style:parent-style-name="Standard">
      <style:text-properties fo:font-style="normal" officeooo:rsid="0023c8fe" officeooo:paragraph-rsid="0023c8fe" style:font-style-asian="normal" style:font-style-complex="normal"/>
    </style:style>
    <style:style style:name="P8" style:family="paragraph" style:parent-style-name="Standard">
      <style:text-properties fo:font-style="normal" style:text-underline-style="solid" style:text-underline-width="auto" style:text-underline-color="font-color" officeooo:rsid="001ff65e" officeooo:paragraph-rsid="001ff65e" style:font-style-asian="normal" style:font-style-complex="normal"/>
    </style:style>
    <style:style style:name="P9" style:family="paragraph" style:parent-style-name="Standard">
      <style:text-properties fo:font-style="normal" style:text-underline-style="solid" style:text-underline-width="auto" style:text-underline-color="font-color" officeooo:rsid="0022653f" officeooo:paragraph-rsid="0022653f" style:font-style-asian="normal" style:font-style-complex="normal"/>
    </style:style>
    <style:style style:name="P10" style:family="paragraph" style:parent-style-name="Standard">
      <style:text-properties fo:font-style="normal" style:text-underline-style="solid" style:text-underline-width="auto" style:text-underline-color="font-color" officeooo:rsid="0023c8fe" officeooo:paragraph-rsid="0023c8fe" style:font-style-asian="normal" style:font-style-complex="normal"/>
    </style:style>
    <style:style style:name="P11" style:family="paragraph" style:parent-style-name="Standard">
      <style:text-properties fo:font-style="normal" style:text-underline-style="solid" style:text-underline-width="auto" style:text-underline-color="font-color" officeooo:rsid="002769cb" officeooo:paragraph-rsid="002769cb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02769cb" officeooo:paragraph-rsid="002769cb" style:font-style-asian="normal" style:font-style-complex="normal"/>
    </style:style>
    <style:style style:name="P13" style:family="paragraph" style:parent-style-name="Standard">
      <style:text-properties fo:font-style="normal" style:text-underline-style="none" officeooo:rsid="002965c8" officeooo:paragraph-rsid="002965c8" style:font-style-asian="normal" style:font-style-complex="normal"/>
    </style:style>
    <style:style style:name="P14" style:family="paragraph" style:parent-style-name="Standard">
      <style:text-properties fo:font-style="normal" style:text-underline-style="none" officeooo:rsid="002ae6f7" officeooo:paragraph-rsid="002ae6f7" style:font-style-asian="normal" style:font-style-complex="normal"/>
    </style:style>
    <style:style style:name="P15" style:family="paragraph" style:parent-style-name="Standard">
      <style:text-properties fo:font-style="normal" style:text-underline-style="none" officeooo:rsid="002b2b2b" officeooo:paragraph-rsid="002b2b2b" style:font-style-asian="normal" style:font-style-complex="normal"/>
    </style:style>
    <style:style style:name="P16" style:family="paragraph" style:parent-style-name="Standard">
      <style:text-properties fo:font-style="normal" style:text-underline-style="none" officeooo:rsid="002be95a" officeooo:paragraph-rsid="002be95a" style:font-style-asian="normal" style:font-style-complex="normal"/>
    </style:style>
    <style:style style:name="P17" style:family="paragraph" style:parent-style-name="Standard">
      <style:text-properties fo:font-style="normal" style:text-underline-style="none" officeooo:rsid="002eeeff" officeooo:paragraph-rsid="002eeeff" style:font-style-asian="normal" style:font-style-complex="normal"/>
    </style:style>
    <style:style style:name="P18" style:family="paragraph" style:parent-style-name="Standard">
      <style:text-properties fo:font-style="normal" style:text-underline-style="none" officeooo:rsid="0031bfc2" officeooo:paragraph-rsid="0031bfc2" style:font-style-asian="normal" style:font-style-complex="normal"/>
    </style:style>
    <style:style style:name="P19" style:family="paragraph" style:parent-style-name="Standard">
      <style:text-properties fo:font-style="normal" style:text-underline-style="none" fo:font-weight="bold" officeooo:rsid="0032efce" officeooo:paragraph-rsid="0032efce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style:text-underline-style="none" fo:font-weight="normal" officeooo:rsid="0032efce" officeooo:paragraph-rsid="0032efce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3391b1" officeooo:paragraph-rsid="003391b1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italic" officeooo:rsid="0015b359" officeooo:paragraph-rsid="0015b359" style:font-style-asian="italic" style:font-style-complex="italic"/>
    </style:style>
    <style:style style:name="P23" style:family="paragraph" style:parent-style-name="Standard">
      <style:text-properties fo:font-style="italic" officeooo:rsid="001d060a" officeooo:paragraph-rsid="001d060a" style:font-style-asian="italic" style:font-style-complex="italic"/>
    </style:style>
    <style:style style:name="P24" style:family="paragraph" style:parent-style-name="Standard">
      <style:text-properties fo:font-style="italic" officeooo:rsid="0016da00" officeooo:paragraph-rsid="0016da00" style:font-style-asian="italic" style:font-style-complex="italic"/>
    </style:style>
    <style:style style:name="P25" style:family="paragraph" style:parent-style-name="Standard">
      <style:text-properties fo:font-style="italic" officeooo:rsid="001ff65e" officeooo:paragraph-rsid="001ff65e" style:font-style-asian="italic" style:font-style-complex="italic"/>
    </style:style>
    <style:style style:name="P26" style:family="paragraph" style:parent-style-name="Standard">
      <style:text-properties fo:font-style="italic" officeooo:rsid="0022653f" officeooo:paragraph-rsid="0022653f" style:font-style-asian="italic" style:font-style-complex="italic"/>
    </style:style>
    <style:style style:name="P27" style:family="paragraph" style:parent-style-name="Standard">
      <style:text-properties fo:font-style="italic" officeooo:rsid="0023c8fe" officeooo:paragraph-rsid="0023c8fe" style:font-style-asian="italic" style:font-style-complex="italic"/>
    </style:style>
    <style:style style:name="P28" style:family="paragraph" style:parent-style-name="Standard">
      <style:text-properties fo:font-style="italic" style:text-underline-style="none" officeooo:rsid="002be95a" officeooo:paragraph-rsid="002be95a" style:font-style-asian="italic" style:font-style-complex="italic"/>
    </style:style>
    <style:style style:name="P29" style:family="paragraph" style:parent-style-name="Standard">
      <style:text-properties officeooo:rsid="002da7e4" officeooo:paragraph-rsid="002da7e4"/>
    </style:style>
    <style:style style:name="P30" style:family="paragraph" style:parent-style-name="Standard">
      <style:text-properties fo:font-style="normal" style:text-underline-style="none" fo:font-weight="normal" officeooo:rsid="003391b1" officeooo:paragraph-rsid="003391b1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style:text-underline-style="none" fo:font-weight="normal" officeooo:rsid="0033fbb8" officeooo:paragraph-rsid="0033fbb8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3fbb8" style:font-style-asian="italic" style:font-style-complex="italic"/>
    </style:style>
    <style:style style:name="T3" style:family="text">
      <style:text-properties officeooo:rsid="002da7e4"/>
    </style:style>
    <style:style style:name="T4" style:family="text">
      <style:text-properties officeooo:rsid="00304a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ipting tutorial:</text:p>
      <text:p text:style-name="P1"><text:a xlink:type="simple" xlink:href="https://www.youtube.com/watch?v=vQv4W-JfrmQ&amp;list=PLS1QulWo1RIYmaxcEqw5JhK3b-6rgdWO_&amp;index=2" text:style-name="Internet_20_link" text:visited-style-name="Visited_20_Internet_20_Link">https://www.youtube.com/watch?v=vQv4W-JfrmQ&amp;list=PLS1QulWo1RIYmaxcEqw5JhK3b-6rgdWO_&amp;index=2</text:a></text:p>
      <text:p text:style-name="P1"/>
      <text:p text:style-name="P29">shell – a shell program interprits the comand ether enterd by user or passed by the shell scripts</text:p>
      <text:p text:style-name="P1">-- <text:span text:style-name="T3">shell scripts are interprited , these are not compiled .</text:span></text:p>
      <text:p text:style-name="P1">fist create a file </text:p>
      <text:p text:style-name="P1">$ touch hello.sh</text:p>
      <text:p text:style-name="P1">edit the file </text:p>
      <text:p text:style-name="P1">it should start with #! <text:s text:c="2"/>/bin/bash <text:s text:c="2"/>(this is location)</text:p>
      <text:p text:style-name="P1"><text:s text:c="34"/>echo “helloworld”</text:p>
      <text:p text:style-name="P1">save this and to give exicutable permission to that file</text:p>
      <text:p text:style-name="P1"><text:s text:c="5"/>$chmod +x hello.sh <text:s/></text:p>
      <text:p text:style-name="P1">exicute the script </text:p>
      <text:p text:style-name="P1"><text:s text:c="2"/>$./hello.sh <text:s text:c="2"/>or sh &lt;ilenane&gt;</text:p>
      <text:p text:style-name="P1"/>
      <text:p text:style-name="P1">in script to give a comment use # (his willnot exicute)</text:p>
      <text:p text:style-name="P1">ex:</text:p>
      <text:p text:style-name="P1"><text:s/># this script is for hello world example </text:p>
      <text:p text:style-name="P1"/>
      <text:p text:style-name="P1">another ex:</text:p>
      <text:p text:style-name="P2">#! /bin/bash</text:p>
      <text:p text:style-name="P2"># this is a basic shell script </text:p>
      <text:p text:style-name="P2">echo "hellow world"</text:p>
      <text:p text:style-name="P2">echo this my bash $BASH</text:p>
      <text:p text:style-name="P2">echo this is my version $BASH_VERSION</text:p>
      <text:p text:style-name="P2">echo this is my home $HOME</text:p>
      <text:p text:style-name="P2">name= ravi <text:s text:c="12"/>--<text:span text:style-name="T1">this is variable</text:span></text:p>
      <text:p text:style-name="P2">echo the name is $name</text:p>
      <text:p text:style-name="P2">value=10 </text:p>
      <text:p text:style-name="P2">echo the value is $value</text:p>
      <text:p text:style-name="P2"/>
      <text:p text:style-name="P2">--<text:span text:style-name="T1">in script the variable should not start with value . <text:s text:c="8"/></text:span></text:p>
      <text:p text:style-name="P22"><text:s/>(i stored all scripts in /home/ikshwaku/shellscripts)</text:p>
      <text:p text:style-name="P22"/>
      <text:p text:style-name="P22">ex: for variables</text:p>
      <text:p text:style-name="Text_20_body">-- to read the parameters</text:p>
      <text:p text:style-name="P22"/>
      <text:p text:style-name="P3">! /bin/bash</text:p>
      <text:p text:style-name="P3"># this is basic shell script about variables </text:p>
      <text:p text:style-name="P3">echo "enternames"</text:p>
      <text:p text:style-name="P3">read name <text:s text:c="31"/><text:span text:style-name="T1">--</text:span>--<text:span text:style-name="T1">to enter the multiple values name1 <text:s text:c="2"/>name2 <text:s/>..etc</text:span></text:p>
      <text:p text:style-name="P3">echo "the name is: $name" <text:s text:c="4"/>--<text:span text:style-name="T1">to enter the multiple values $name1 <text:s text:c="2"/>$name2 ..etc</text:span></text:p>
      <text:p text:style-name="P3">echo "enter the value"</text:p>
      <text:p text:style-name="P3">read value</text:p>
      <text:p text:style-name="P3">echo "the value is:$value" <text:s text:c="14"/></text:p>
      <text:p text:style-name="P3"/>
      <text:p text:style-name="P3">--<text:span text:style-name="T1">variables are case sensitive</text:span></text:p>
      <text:p text:style-name="P24"/>
      <text:p text:style-name="P23"/>
      <text:p text:style-name="P23"/>
      <text:p text:style-name="P23"/>
      <text:p text:style-name="P23"><text:soft-page-break/></text:p>
      <text:p text:style-name="P23"/>
      <text:p text:style-name="P4">if statement :</text:p>
      <text:p text:style-name="P4">#! /bin/bash</text:p>
      <text:p text:style-name="P4"/>
      <text:p text:style-name="P4">r=10 <text:s/>---<text:span text:style-name="T1">vairiable <text:s text:c="4"/>(tack care of spaces also)</text:span></text:p>
      <text:p text:style-name="P23"/>
      <text:p text:style-name="P4">if [ $r -eq <text:s/>10 ] --<text:span text:style-name="T1">condition</text:span></text:p>
      <text:p text:style-name="P4">then</text:p>
      <text:p text:style-name="P4">echo "the statement is true" --<text:span text:style-name="T1">-statement</text:span></text:p>
      <text:p text:style-name="P4">fi <text:s text:c="7"/>--<text:span text:style-name="T1">this is end</text:span></text:p>
      <text:p text:style-name="P23"/>
      <text:p text:style-name="P23"/>
      <text:p text:style-name="P23"/>
      <text:p text:style-name="P23"/>
      <text:p text:style-name="P5">nested if:</text:p>
      <text:p text:style-name="P5"/>
      <text:p text:style-name="P5">#! /bin/bash </text:p>
      <text:p text:style-name="P5"/>
      <text:p text:style-name="P5">echo -e "Enter the name of the file : \c"</text:p>
      <text:p text:style-name="P5">read file_name</text:p>
      <text:p text:style-name="P5"/>
      <text:p text:style-name="P5">if [ -f <text:s/>$file_name ]</text:p>
      <text:p text:style-name="P5">then</text:p>
      <text:p text:style-name="P5">if [ -w $file_name ]</text:p>
      <text:p text:style-name="P5">then</text:p>
      <text:p text:style-name="P5">echo "enter the text. to exit press crtl+d "</text:p>
      <text:p text:style-name="P5"><text:s text:c="3"/>cat &gt;&gt; $file_name <text:s text:c="9"/>&gt;&gt; :<text:span text:style-name="T1">used to append the file </text:span></text:p>
      <text:p text:style-name="P25"><text:s text:c="44"/>&gt; uses for overwrite the file</text:p>
      <text:p text:style-name="P5">else</text:p>
      <text:p text:style-name="P5"><text:s/>echo "the file do not have write permissions"</text:p>
      <text:p text:style-name="P5">fi</text:p>
      <text:p text:style-name="P5">else</text:p>
      <text:p text:style-name="P5">echo "$file_name not found"</text:p>
      <text:p text:style-name="P5">fi</text:p>
      <text:p text:style-name="P5"/>
      <text:p text:style-name="P5"/>
      <text:p text:style-name="P8">And oparator &amp;&amp; or -a </text:p>
      <text:p text:style-name="P5">#! /bin/bash</text:p>
      <text:p text:style-name="P5"/>
      <text:p text:style-name="P5">echo -e "enter the value : \c"</text:p>
      <text:p text:style-name="P5">read age</text:p>
      <text:p text:style-name="P5"/>
      <text:p text:style-name="P5">if [ $age -gt 18 ] &amp;&amp; [ $age -lt 30 ]</text:p>
      <text:p text:style-name="P5">then</text:p>
      <text:p text:style-name="P5">echo "valid age"</text:p>
      <text:p text:style-name="P5">else</text:p>
      <text:p text:style-name="P5">echo "not valid age"</text:p>
      <text:p text:style-name="P5">fi</text:p>
      <text:p text:style-name="P5"/>
      <text:p text:style-name="P5"/>
      <text:p text:style-name="P5"/>
      <text:p text:style-name="P5"><text:soft-page-break/></text:p>
      <text:p text:style-name="P5"/>
      <text:p text:style-name="P9">Flote values:</text:p>
      <text:p text:style-name="P6">#! /bin/bash</text:p>
      <text:p text:style-name="P6">#this is the script for flort values</text:p>
      <text:p text:style-name="P6"/>
      <text:p text:style-name="P6">echo -e " enter num1 : \c "</text:p>
      <text:p text:style-name="P6">read num1</text:p>
      <text:p text:style-name="P6">echo -e "enter num2 : \c "</text:p>
      <text:p text:style-name="P6">read num2</text:p>
      <text:p text:style-name="P6"/>
      <text:p text:style-name="P6">echo <text:s/>$num1 + $num2 <text:s/>| bc <text:s text:c="13"/><text:span text:style-name="T1"><text:s text:c="2"/>| -pipe simble takes the output of left hand side and give to <text:s text:c="49"/>right hand side – bc</text:span></text:p>
      <text:p text:style-name="P26"/>
      <text:p text:style-name="P6">echo <text:s/>$num1 - $num2 <text:s/>| bc</text:p>
      <text:p text:style-name="P6">echo <text:s/>$num1 \* $num2 | bc</text:p>
      <text:p text:style-name="P6">echo "scale=2;$num1 / $num2" <text:s/>| bc <text:s text:c="6"/>--<text:span text:style-name="T1">scale= desired no ;represents the decimal points after the point</text:span></text:p>
      <text:p text:style-name="P6"/>
      <text:p text:style-name="P6">echo <text:s/>$num1 % $num2 <text:s/>| bc</text:p>
      <text:p text:style-name="P6"/>
      <text:p text:style-name="P6">echo -e "enter to sqar root value for : \c"</text:p>
      <text:p text:style-name="P6">read num3</text:p>
      <text:p text:style-name="P6">echo "scale=4;sqrt($num3)" |bc <text:s/>-l <text:s text:c="24"/>sqrt – for <text:s/>squar root value <text:s/>l- <text:s/>is math lybrary</text:p>
      <text:p text:style-name="P6"/>
      <text:p text:style-name="P6">echo -e <text:s/>"enter the powervalue for : \c"</text:p>
      <text:p text:style-name="P6">read num4</text:p>
      <text:p text:style-name="P6">echo -e "power of : \c"</text:p>
      <text:p text:style-name="P6">read num5</text:p>
      <text:p text:style-name="P6">echo "scale=3;$num4^$num5" | bc -l <text:s text:c="10"/>^ - uses for power of value </text:p>
      <text:p text:style-name="P6"/>
      <text:p text:style-name="P7"/>
      <text:p text:style-name="P6"/>
      <text:p text:style-name="P10">basic syntax of case statement:</text:p>
      <text:p text:style-name="P7"/>
      <text:p text:style-name="P7">#! /bin/bash</text:p>
      <text:p text:style-name="P7">case <text:s text:c="2"/>expression in</text:p>
      <text:p text:style-name="P7"><text:s text:c="10"/>pattern1 ) </text:p>
      <text:p text:style-name="P7"><text:s text:c="10"/>statements;;</text:p>
      <text:p text:style-name="P7"><text:s text:c="10"/>pattern2)</text:p>
      <text:p text:style-name="P7"><text:s text:c="10"/>statments;;</text:p>
      <text:p text:style-name="P7"><text:s text:c="5"/>.. ... ....</text:p>
      <text:p text:style-name="P7">esac</text:p>
      <text:p text:style-name="P7"/>
      <text:p text:style-name="P7"/>
      <text:p text:style-name="P7">#! /bin/bash</text:p>
      <text:p text:style-name="P7"><text:s/># this script for case statement</text:p>
      <text:p text:style-name="P7"/>
      <text:p text:style-name="P7">vehicle=$1 <text:s text:c="12"/>--<text:span text:style-name="T1">is an argument </text:span></text:p>
      <text:p text:style-name="P7"/>
      <text:p text:style-name="P7">case $vehicle in</text:p>
      <text:p text:style-name="P7"/>
      <text:p text:style-name="P7"><text:soft-page-break/><text:s text:c="4"/>"car" ) <text:s text:c="3"/>-- pattern</text:p>
      <text:p text:style-name="P7"><text:s text:c="5"/>echo "the rent of $vehicle is 100$" ;; <text:s text:c="2"/><text:span text:style-name="T1">--statement</text:span></text:p>
      <text:p text:style-name="P7"/>
      <text:p text:style-name="P7"><text:s text:c="3"/>"van" )</text:p>
      <text:p text:style-name="P7"><text:s text:c="5"/>echo "the rent of $vehicle is 80$" ;;</text:p>
      <text:p text:style-name="P7"/>
      <text:p text:style-name="P7"><text:s text:c="4"/>"trax" )</text:p>
      <text:p text:style-name="P7"><text:s text:c="5"/>echo "the rent of $vehicle is 150$" ;;</text:p>
      <text:p text:style-name="P7"/>
      <text:p text:style-name="P7"><text:s text:c="4"/>"bycycle" )</text:p>
      <text:p text:style-name="P7"><text:s text:c="5"/>echo "the rent of $vehicle is 10$" ;;</text:p>
      <text:p text:style-name="P7">* ) <text:s text:c="78"/><text:span text:style-name="T1">* is artrics in inux it represents other than the</text:span></text:p>
      <text:p text:style-name="P27"><text:s text:c="87"/>enter value</text:p>
      <text:p text:style-name="P27"/>
      <text:p text:style-name="P7"/>
      <text:p text:style-name="P7"><text:s/>echo "unknow vehicle"</text:p>
      <text:p text:style-name="P7">esac <text:s text:c="27"/>---<text:span text:style-name="T1">end of case</text:span></text:p>
      <text:p text:style-name="P27"/>
      <text:p text:style-name="P27"/>
      <text:p text:style-name="P11">Arrays :</text:p>
      <text:p text:style-name="P12">#! /bin/bash</text:p>
      <text:p text:style-name="P12"/>
      <text:p text:style-name="P12">os=('ubuntu' 'windows' 'mac') <text:s text:c="3"/>---<text:span text:style-name="T1">os is an array <text:s/>; <text:s text:c="6"/>(‘ ‘ <text:s/>.. )-- is indexes</text:span></text:p>
      <text:p text:style-name="P12">os[3]='kali' <text:s text:c="4"/>-- <text:span text:style-name="T1">to add extra index </text:span></text:p>
      <text:p text:style-name="P12"/>
      <text:p text:style-name="P12"/>
      <text:p text:style-name="P12"/>
      <text:p text:style-name="P12">echo <text:s/>"${os[@]}" <text:s text:c="6"/>--to print the array <text:s/>@ -represents all indexes</text:p>
      <text:p text:style-name="P12">echo <text:s/>"${os[1]}"</text:p>
      <text:p text:style-name="P12">echo <text:s/>"${!os[@]}" <text:s text:c="8"/>! --<text:span text:style-name="T1">to print index no</text:span></text:p>
      <text:p text:style-name="P12">echo <text:s/>"${#os[@]}" <text:s text:c="7"/># -- to print length of the array</text:p>
      <text:p text:style-name="P12"/>
      <text:p text:style-name="P12"/>
      <text:p text:style-name="P12">string=abacdsjke <text:s text:c="9"/>-- to print the string array</text:p>
      <text:p text:style-name="P12">echo "${string[@]}"</text:p>
      <text:p text:style-name="P11"/>
      <text:p text:style-name="P11"/>
      <text:p text:style-name="P11"/>
      <text:p text:style-name="P11"/>
      <text:p text:style-name="P13">Loops : to exicute a commod or set of command repeatedly we use loops</text:p>
      <text:p text:style-name="P13"/>
      <text:p text:style-name="P14">#! /bin/bash </text:p>
      <text:p text:style-name="P14"/>
      <text:p text:style-name="P14">#while loop</text:p>
      <text:p text:style-name="P14"><text:s/>n=1</text:p>
      <text:p text:style-name="P14"><text:s/>while (( $n &lt;= 10))</text:p>
      <text:p text:style-name="P14"><text:s/>do</text:p>
      <text:p text:style-name="P14">echo "$n"</text:p>
      <text:p text:style-name="P14"><text:s text:c="5"/>n=$(( n+1 )) <text:s text:c="9"/>-- <text:span text:style-name="T1">we can use n++ to one increment</text:span></text:p>
      <text:p text:style-name="P14"><text:s text:c="2"/>sleep 2</text:p>
      <text:p text:style-name="P14">done</text:p>
      <text:p text:style-name="P14"/>
      <text:p text:style-name="P14"><text:soft-page-break/></text:p>
      <text:p text:style-name="P14"/>
      <text:p text:style-name="P14"/>
      <text:p text:style-name="P15">#! /bin/bash</text:p>
      <text:p text:style-name="P15">#reading a file using while loop</text:p>
      <text:p text:style-name="P15"/>
      <text:p text:style-name="P15">echo -e "enter file name : \c"</text:p>
      <text:p text:style-name="P15">read line</text:p>
      <text:p text:style-name="P15"/>
      <text:p text:style-name="P15">cat $line | while read p</text:p>
      <text:p text:style-name="P15">do</text:p>
      <text:p text:style-name="P15"><text:s text:c="2"/>echo $p </text:p>
      <text:p text:style-name="P15">done</text:p>
      <text:p text:style-name="P15"/>
      <text:p text:style-name="P15"/>
      <text:p text:style-name="P16">util loop -- <text:s/><text:span text:style-name="T1">it is same like while loop</text:span></text:p>
      <text:p text:style-name="P28"><text:s text:c="21"/>while loop prints the comments when the condition is true </text:p>
      <text:p text:style-name="P28"><text:s text:c="21"/>until loop prints the comments when the condition is false</text:p>
      <text:p text:style-name="P28"/>
      <text:p text:style-name="P16"/>
      <text:p text:style-name="P16"/>
      <text:p text:style-name="P16">#! /bin/bash</text:p>
      <text:p text:style-name="P16">#until loop</text:p>
      <text:p text:style-name="P16"/>
      <text:p text:style-name="P16">n=1</text:p>
      <text:p text:style-name="P16">until (( $n &gt; 10 ))</text:p>
      <text:p text:style-name="P16">do</text:p>
      <text:p text:style-name="P16"><text:s/>echo $n</text:p>
      <text:p text:style-name="P16"><text:s text:c="4"/>(( n++ ))</text:p>
      <text:p text:style-name="P16">done</text:p>
      <text:p text:style-name="P16"/>
      <text:p text:style-name="P16"/>
      <text:p text:style-name="P16"/>
      <text:p text:style-name="P16"/>
      <text:p text:style-name="P17">For loop</text:p>
      <text:p text:style-name="P17"/>
      <text:p text:style-name="P17">#! /bin/bash</text:p>
      <text:p text:style-name="P17">#for loop script </text:p>
      <text:p text:style-name="P17"/>
      <text:p text:style-name="P17">echo ${BASH_VERSION} ---<text:span text:style-name="T1">to know the bash version</text:span></text:p>
      <text:p text:style-name="P17"/>
      <text:p text:style-name="P17"/>
      <text:p text:style-name="P17">for <text:s/>i in {0..10..3} <text:s text:c="5"/>---hear 3 is the increament value wecan change it <text:s/></text:p>
      <text:p text:style-name="P17"><text:s text:c="37"/><text:span text:style-name="T4">or we can use <text:s text:c="6"/>for (( i=1 ; i &lt;10 ; i++))</text:span></text:p>
      <text:p text:style-name="P17">do</text:p>
      <text:p text:style-name="P17">echo $i</text:p>
      <text:p text:style-name="P17">done</text:p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8">#! /bin/bash</text:p>
      <text:p text:style-name="P18"># using for loop to print directories </text:p>
      <text:p text:style-name="P18"/>
      <text:p text:style-name="P18"/>
      <text:p text:style-name="P18"><text:s/>for item in *</text:p>
      <text:p text:style-name="P18"><text:s/>do</text:p>
      <text:p text:style-name="P18"><text:s text:c="2"/>if [ -d <text:s/>$item ] <text:s text:c="14"/>---if you use -f then it will print all files </text:p>
      <text:p text:style-name="P18"><text:s/>then</text:p>
      <text:p text:style-name="P18">echo $item</text:p>
      <text:p text:style-name="P18">fi</text:p>
      <text:p text:style-name="P18">done</text:p>
      <text:p text:style-name="P18"/>
      <text:p text:style-name="P18"/>
      <text:p text:style-name="P19">select statement with case statement</text:p>
      <text:p text:style-name="P19"/>
      <text:p text:style-name="P20">#! /bin/bash</text:p>
      <text:p text:style-name="P20">#select statement with case statement</text:p>
      <text:p text:style-name="P20"/>
      <text:p text:style-name="P20">select name in jhon berry mark ben</text:p>
      <text:p text:style-name="P20"/>
      <text:p text:style-name="P20">do</text:p>
      <text:p text:style-name="P20"/>
      <text:p text:style-name="P20"><text:s/>case $name in</text:p>
      <text:p text:style-name="P20"><text:s/>jhon )</text:p>
      <text:p text:style-name="P20"><text:s text:c="2"/>echo "jhon selectd" </text:p>
      <text:p text:style-name="P20"><text:s text:c="2"/>;;</text:p>
      <text:p text:style-name="P20"><text:s/>berry )</text:p>
      <text:p text:style-name="P20"><text:s text:c="2"/>echo "berry seleced"</text:p>
      <text:p text:style-name="P20"><text:s/>;;</text:p>
      <text:p text:style-name="P20"><text:s/>mark )</text:p>
      <text:p text:style-name="P20"><text:s text:c="2"/>echo "mark <text:s/>seleced"</text:p>
      <text:p text:style-name="P20"><text:s/>;;</text:p>
      <text:p text:style-name="P20"><text:s/>ben )</text:p>
      <text:p text:style-name="P20"><text:s text:c="2"/>echo "ben seleced"</text:p>
      <text:p text:style-name="P20"><text:s/>;;</text:p>
      <text:p text:style-name="P20"/>
      <text:p text:style-name="P20">*)</text:p>
      <text:p text:style-name="P20"><text:s/>echo "select no between 1..4"</text:p>
      <text:p text:style-name="P20"><text:s text:c="2"/>;;</text:p>
      <text:p text:style-name="P20"><text:s/>esac</text:p>
      <text:p text:style-name="P20"/>
      <text:p text:style-name="P20"/>
      <text:p text:style-name="P20"><text:s/>done</text:p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break statemnt <text:s text:c="2"/>---<text:span text:style-name="T2">to break the loop </text:span></text:p>
      <text:p text:style-name="P21"/>
      <text:p text:style-name="P21">#! /bin/bash</text:p>
      <text:p text:style-name="P21"/>
      <text:p text:style-name="P21"># brek statenet used to come out from the loop </text:p>
      <text:p text:style-name="P21"/>
      <text:p text:style-name="P21">for (( i=1 ; i&lt;=10 ; i++ ))</text:p>
      <text:p text:style-name="P21"/>
      <text:p text:style-name="P21"><text:s/>do</text:p>
      <text:p text:style-name="P21"><text:s/>echo $i</text:p>
      <text:p text:style-name="P21"/>
      <text:p text:style-name="P21"><text:s text:c="3"/>if [ $i <text:s/>-gt 5 ]</text:p>
      <text:p text:style-name="P21"><text:s text:c="4"/>then</text:p>
      <text:p text:style-name="P21"><text:s text:c="6"/>break</text:p>
      <text:p text:style-name="P21"><text:s text:c="4"/>fi</text:p>
      <text:p text:style-name="P21"><text:s text:c="2"/>done</text:p>
      <text:p text:style-name="P21"/>
      <text:p text:style-name="P21"/>
      <text:p text:style-name="P21"><text:s/>continue statement: <text:s text:c="2"/>-- <text:span text:style-name="T2">to paush at desired level and continue </text:span></text:p>
      <text:p text:style-name="P21"><text:span text:style-name="T2"/></text:p>
      <text:p text:style-name="P21"/>
      <text:p text:style-name="P31">#! /bin/bash</text:p>
      <text:p text:style-name="P31">#tatenet used to come out from the loop </text:p>
      <text:p text:style-name="P31"/>
      <text:p text:style-name="P31">for (( i=1 ; i&lt;=10 ; i++ ))</text:p>
      <text:p text:style-name="P31"/>
      <text:p text:style-name="P31"><text:s/>do</text:p>
      <text:p text:style-name="P31"><text:s text:c="3"/>if [ $i -eq <text:s/>5 <text:s/>-o $i -eq 7 ]</text:p>
      <text:p text:style-name="P31"><text:s text:c="4"/>then</text:p>
      <text:p text:style-name="P31"><text:s text:c="6"/>continue</text:p>
      <text:p text:style-name="P31"><text:s text:c="4"/>fi</text:p>
      <text:p text:style-name="P31"><text:s/>echo $i</text:p>
      <text:p text:style-name="P31"><text:s text:c="2"/>d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5:36:10.155426960</meta:creation-date>
    <dc:date>2017-07-10T12:26:17.343904070</dc:date>
    <meta:editing-duration>PT5H14M55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7" meta:paragraph-count="221" meta:word-count="1002" meta:character-count="5884" meta:non-whitespace-character-count="4223"/>
  </office:meta>
</office:document-meta>
</file>